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612c" officeooo:paragraph-rsid="0013612c"/>
    </style:style>
    <style:style style:name="P2" style:family="paragraph" style:parent-style-name="Standard">
      <style:text-properties officeooo:rsid="00154bbb" officeooo:paragraph-rsid="00154b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1</text:p>
      <text:p text:style-name="P1"/>
      <text:p text:style-name="P1">stateMachine_3.txt</text:p>
      <text:p text:style-name="P1">stateMachine_4.txt</text:p>
      <text:p text:style-name="P1"></text:p>
      <text:p text:style-name="P1">---------------------------------------------------------------</text:p>
      <text:p text:style-name="P1">Number of states in intersection automata 8</text:p>
      <text:p text:style-name="P1">---Time taken for product construction 0.00041985511779785156 seconds ---</text:p>
      <text:p text:style-name="P1">number of states in the cycle 6</text:p>
      <text:p text:style-name="P1">Is the language of this NBA empty ?? : NO</text:p>
      <text:p text:style-name="P1">---Time taken for cycle construction 0.0008282661437988281 seconds ---</text:p>
      <text:p text:style-name="P1">--- Total Time taken for schedulability analisys 0.0019278526306152344 seconds ---</text:p>
      <text:p text:style-name="P1"/>
      <text:p text:style-name="P1"/>
      <text:p text:style-name="P2">case :</text:p>
      <text:p text:style-name="P2"/>
      <text:p text:style-name="P2">stateMachine_A_5.txt</text:p>
      <text:p text:style-name="P2">stateMachine_B_4.txt</text:p>
      <text:p text:style-name="P2"></text:p>
      <text:p text:style-name="P2">---------------------------------------------------------------</text:p>
      <text:p text:style-name="P2">Number of states in intersection automata 33</text:p>
      <text:p text:style-name="P2">---Time taken for product construction 0.0002903938293457031 seconds ---</text:p>
      <text:p text:style-name="P2">number of states in the cycle 12</text:p>
      <text:p text:style-name="P2">Is the language of this NBA empty ?? : NO</text:p>
      <text:p text:style-name="P2">---Time taken for cycle construction 0.0004291534423828125 seconds ---</text:p>
      <text:p text:style-name="P2">--- Total Time taken for schedulability analisys 0.0010600090026855469 seconds ---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7:28:09.920401997</meta:creation-date>
    <dc:date>2017-08-05T17:41:05.904177846</dc:date>
    <meta:editing-duration>PT2M27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22" meta:word-count="114" meta:character-count="915" meta:non-whitespace-character-count="805"/>
  </office:meta>
</office:document-meta>
</file>